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3.6917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GMAP" table:style-name="ta1">
        <table:shapes>
          <draw:frame draw:z-index="0" draw:style-name="gr1" draw:text-style-name="P1" svg:width="6.2988in" svg:height="3.5429in" svg:x="4.635in" svg:y="0.6165in">
            <draw:object draw:notify-on-update-of-ranges="REGMAP.A146:REGMAP.A846 REGMAP.B146:REGMAP.B846 REGMAP.C146:REGMAP.C8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6469in" svg:y="4.2669in">
            <draw:object draw:notify-on-update-of-ranges="BULK.A272:BULK.A972 BULK.B272:BULK.B972 BULK.C272:BULK.C97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CSV</text:p>
          </table:table-cell>
          <table:table-cell office:value-type="string" calcext:value-type="string">
            <text:p><text:s/>generated by libsigrok 0.3.0 on Thu Jan <text:s/>1 00:00:32 19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hannels (3/3): P1_ENRG_PWR</text:p>
          </table:table-cell>
          <table:table-cell office:value-type="string" calcext:value-type="string">
            <text:p><text:s/>P1_ENRG_CURR</text:p>
          </table:table-cell>
          <table:table-cell office:value-type="string" calcext:value-type="string">
            <text:p><text:s/>P1_ENRG_VOL</text:p>
          </table:table-cell>
        </table:table-row>
        <table:table-row table:style-name="ro1">
          <table:table-cell/>
          <table:table-cell office:value-type="string" calcext:value-type="string">
            <text:p><text:s/>Samplerate: 500 Hz</text:p>
          </table:table-cell>
          <table:table-cell table:number-columns-repeated="2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65" calcext:value-type="float">
            <text:p>0.165</text:p>
          </table:table-cell>
          <table:table-cell office:value-type="float" office:value="4.161" calcext:value-type="float">
            <text:p>4.161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226" calcext:value-type="float">
            <text:p>0.226</text:p>
          </table:table-cell>
          <table:table-cell office:value-type="float" office:value="4.341" calcext:value-type="float">
            <text:p>4.341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98" calcext:value-type="float">
            <text:p>0.298</text:p>
          </table:table-cell>
          <table:table-cell office:value-type="float" office:value="4.345" calcext:value-type="float">
            <text:p>4.34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9" calcext:value-type="float">
            <text:p>0.209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9" calcext:value-type="float">
            <text:p>0.209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9" calcext:value-type="float">
            <text:p>0.209</text:p>
          </table:table-cell>
          <table:table-cell office:value-type="float" office:value="4.354" calcext:value-type="float">
            <text:p>4.35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9" calcext:value-type="float">
            <text:p>0.209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9" calcext:value-type="float">
            <text:p>0.209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14" calcext:value-type="float">
            <text:p>4.314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97" calcext:value-type="float">
            <text:p>0.397</text:p>
          </table:table-cell>
          <table:table-cell office:value-type="float" office:value="4.248" calcext:value-type="float">
            <text:p>4.24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9" calcext:value-type="float">
            <text:p>0.289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1" calcext:value-type="float">
            <text:p>0.351</text:p>
          </table:table-cell>
          <table:table-cell office:value-type="float" office:value="4.251" calcext:value-type="float">
            <text:p>4.251</text:p>
          </table:table-cell>
          <table:table-cell/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372" calcext:value-type="float">
            <text:p>0.372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" calcext:value-type="float">
            <text:p>0.36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37" calcext:value-type="float">
            <text:p>0.37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2" calcext:value-type="float">
            <text:p>0.32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31" calcext:value-type="float">
            <text:p>0.331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5" calcext:value-type="float">
            <text:p>0.325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7" calcext:value-type="float">
            <text:p>0.327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5" calcext:value-type="float">
            <text:p>0.325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5" calcext:value-type="float">
            <text:p>0.325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08" calcext:value-type="float">
            <text:p>0.308</text:p>
          </table:table-cell>
          <table:table-cell office:value-type="float" office:value="4.274" calcext:value-type="float">
            <text:p>4.274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17" calcext:value-type="float">
            <text:p>0.317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7" calcext:value-type="float">
            <text:p>0.327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4" calcext:value-type="float">
            <text:p>0.324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5" calcext:value-type="float">
            <text:p>0.325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4" calcext:value-type="float">
            <text:p>0.324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7" calcext:value-type="float">
            <text:p>0.327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4" calcext:value-type="float">
            <text:p>0.324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4" calcext:value-type="float">
            <text:p>0.324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4" calcext:value-type="float">
            <text:p>0.324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7" calcext:value-type="float">
            <text:p>0.327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4" calcext:value-type="float">
            <text:p>0.324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342" calcext:value-type="float">
            <text:p>0.342</text:p>
          </table:table-cell>
          <table:table-cell office:value-type="float" office:value="4.276" calcext:value-type="float">
            <text:p>4.276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61" calcext:value-type="float">
            <text:p>0.361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46" calcext:value-type="float">
            <text:p>0.346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84" calcext:value-type="float">
            <text:p>0.384</text:p>
          </table:table-cell>
          <table:table-cell office:value-type="float" office:value="4.266" calcext:value-type="float">
            <text:p>4.26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58" calcext:value-type="float">
            <text:p>0.358</text:p>
          </table:table-cell>
          <table:table-cell office:value-type="float" office:value="4.266" calcext:value-type="float">
            <text:p>4.26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7" calcext:value-type="float">
            <text:p>0.367</text:p>
          </table:table-cell>
          <table:table-cell office:value-type="float" office:value="4.271" calcext:value-type="float">
            <text:p>4.27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45" calcext:value-type="float">
            <text:p>0.345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4" calcext:value-type="float">
            <text:p>0.34</text:p>
          </table:table-cell>
          <table:table-cell office:value-type="float" office:value="4.271" calcext:value-type="float">
            <text:p>4.271</text:p>
          </table:table-cell>
          <table:table-cell/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9" calcext:value-type="float">
            <text:p>0.369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69" calcext:value-type="float">
            <text:p>4.26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2" calcext:value-type="float">
            <text:p>0.372</text:p>
          </table:table-cell>
          <table:table-cell office:value-type="float" office:value="4.269" calcext:value-type="float">
            <text:p>4.269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1" calcext:value-type="float">
            <text:p>0.351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3" calcext:value-type="float">
            <text:p>0.373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61" calcext:value-type="float">
            <text:p>0.361</text:p>
          </table:table-cell>
          <table:table-cell office:value-type="float" office:value="4.269" calcext:value-type="float">
            <text:p>4.269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3" calcext:value-type="float">
            <text:p>0.363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1" calcext:value-type="float">
            <text:p>0.361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63" calcext:value-type="float">
            <text:p>0.363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9" calcext:value-type="float">
            <text:p>0.379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95" calcext:value-type="float">
            <text:p>0.295</text:p>
          </table:table-cell>
          <table:table-cell office:value-type="float" office:value="4.283" calcext:value-type="float">
            <text:p>4.283</text:p>
          </table:table-cell>
          <table:table-cell/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334" calcext:value-type="float">
            <text:p>0.334</text:p>
          </table:table-cell>
          <table:table-cell office:value-type="float" office:value="4.276" calcext:value-type="float">
            <text:p>4.27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3" calcext:value-type="float">
            <text:p>0.33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2" calcext:value-type="float">
            <text:p>0.332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32" calcext:value-type="float">
            <text:p>0.332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9" calcext:value-type="float">
            <text:p>0.329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2" calcext:value-type="float">
            <text:p>0.332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2" calcext:value-type="float">
            <text:p>0.332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" calcext:value-type="float">
            <text:p>0.33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2" calcext:value-type="float">
            <text:p>0.332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" calcext:value-type="float">
            <text:p>0.33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2" calcext:value-type="float">
            <text:p>0.332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6" calcext:value-type="float">
            <text:p>0.33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4" calcext:value-type="float">
            <text:p>0.334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5" calcext:value-type="float">
            <text:p>0.335</text:p>
          </table:table-cell>
          <table:table-cell office:value-type="float" office:value="4.276" calcext:value-type="float">
            <text:p>4.276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7" calcext:value-type="float">
            <text:p>0.337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4" calcext:value-type="float">
            <text:p>0.334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4" calcext:value-type="float">
            <text:p>0.334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5" calcext:value-type="float">
            <text:p>4.275</text:p>
          </table:table-cell>
          <table:table-cell/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35" calcext:value-type="float">
            <text:p>0.35</text:p>
          </table:table-cell>
          <table:table-cell office:value-type="float" office:value="4.244" calcext:value-type="float">
            <text:p>4.244</text:p>
          </table:table-cell>
          <table:table-cell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446" calcext:value-type="float">
            <text:p>0.446</text:p>
          </table:table-cell>
          <table:table-cell office:value-type="float" office:value="4.243" calcext:value-type="float">
            <text:p>4.243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2" calcext:value-type="float">
            <text:p>0.372</text:p>
          </table:table-cell>
          <table:table-cell office:value-type="float" office:value="4.261" calcext:value-type="float">
            <text:p>4.261</text:p>
          </table:table-cell>
          <table:table-cell/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0.272" calcext:value-type="float">
            <text:p>0.272</text:p>
          </table:table-cell>
          <table:table-cell office:value-type="float" office:value="4.276" calcext:value-type="float">
            <text:p>4.276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518" calcext:value-type="float">
            <text:p>0.518</text:p>
          </table:table-cell>
          <table:table-cell office:value-type="float" office:value="4.199" calcext:value-type="float">
            <text:p>4.199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548" calcext:value-type="float">
            <text:p>0.548</text:p>
          </table:table-cell>
          <table:table-cell office:value-type="float" office:value="4.226" calcext:value-type="float">
            <text:p>4.226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477" calcext:value-type="float">
            <text:p>0.477</text:p>
          </table:table-cell>
          <table:table-cell office:value-type="float" office:value="4.226" calcext:value-type="float">
            <text:p>4.226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3" calcext:value-type="float">
            <text:p>0.523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0.529" calcext:value-type="float">
            <text:p>0.529</text:p>
          </table:table-cell>
          <table:table-cell office:value-type="float" office:value="4.224" calcext:value-type="float">
            <text:p>4.224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4" calcext:value-type="float">
            <text:p>0.534</text:p>
          </table:table-cell>
          <table:table-cell office:value-type="float" office:value="4.228" calcext:value-type="float">
            <text:p>4.228</text:p>
          </table:table-cell>
          <table:table-cell/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0.572" calcext:value-type="float">
            <text:p>0.572</text:p>
          </table:table-cell>
          <table:table-cell office:value-type="float" office:value="4.223" calcext:value-type="float">
            <text:p>4.223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4" calcext:value-type="float">
            <text:p>0.524</text:p>
          </table:table-cell>
          <table:table-cell office:value-type="float" office:value="4.226" calcext:value-type="float">
            <text:p>4.226</text:p>
          </table:table-cell>
          <table:table-cell/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0.577" calcext:value-type="float">
            <text:p>0.577</text:p>
          </table:table-cell>
          <table:table-cell office:value-type="float" office:value="4.229" calcext:value-type="float">
            <text:p>4.229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53" calcext:value-type="float">
            <text:p>0.53</text:p>
          </table:table-cell>
          <table:table-cell office:value-type="float" office:value="4.223" calcext:value-type="float">
            <text:p>4.223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5" calcext:value-type="float">
            <text:p>0.525</text:p>
          </table:table-cell>
          <table:table-cell office:value-type="float" office:value="4.225" calcext:value-type="float">
            <text:p>4.225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2" calcext:value-type="float">
            <text:p>0.532</text:p>
          </table:table-cell>
          <table:table-cell office:value-type="float" office:value="4.215" calcext:value-type="float">
            <text:p>4.215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573" calcext:value-type="float">
            <text:p>0.573</text:p>
          </table:table-cell>
          <table:table-cell office:value-type="float" office:value="4.221" calcext:value-type="float">
            <text:p>4.22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491" calcext:value-type="float">
            <text:p>0.491</text:p>
          </table:table-cell>
          <table:table-cell office:value-type="float" office:value="4.219" calcext:value-type="float">
            <text:p>4.219</text:p>
          </table:table-cell>
          <table:table-cell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515" calcext:value-type="float">
            <text:p>0.515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494" calcext:value-type="float">
            <text:p>0.494</text:p>
          </table:table-cell>
          <table:table-cell office:value-type="float" office:value="4.209" calcext:value-type="float">
            <text:p>4.209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494" calcext:value-type="float">
            <text:p>0.494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15" calcext:value-type="float">
            <text:p>0.515</text:p>
          </table:table-cell>
          <table:table-cell office:value-type="float" office:value="4.205" calcext:value-type="float">
            <text:p>4.205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484" calcext:value-type="float">
            <text:p>0.484</text:p>
          </table:table-cell>
          <table:table-cell office:value-type="float" office:value="4.224" calcext:value-type="float">
            <text:p>4.224</text:p>
          </table:table-cell>
          <table:table-cell/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49" calcext:value-type="float">
            <text:p>0.49</text:p>
          </table:table-cell>
          <table:table-cell office:value-type="float" office:value="4.234" calcext:value-type="float">
            <text:p>4.234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4" calcext:value-type="float">
            <text:p>0.534</text:p>
          </table:table-cell>
          <table:table-cell office:value-type="float" office:value="4.229" calcext:value-type="float">
            <text:p>4.229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538" calcext:value-type="float">
            <text:p>0.538</text:p>
          </table:table-cell>
          <table:table-cell office:value-type="float" office:value="4.221" calcext:value-type="float">
            <text:p>4.22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49" calcext:value-type="float">
            <text:p>0.49</text:p>
          </table:table-cell>
          <table:table-cell office:value-type="float" office:value="4.219" calcext:value-type="float">
            <text:p>4.219</text:p>
          </table:table-cell>
          <table:table-cell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499" calcext:value-type="float">
            <text:p>0.499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19" calcext:value-type="float">
            <text:p>0.519</text:p>
          </table:table-cell>
          <table:table-cell office:value-type="float" office:value="4.228" calcext:value-type="float">
            <text:p>4.228</text:p>
          </table:table-cell>
          <table:table-cell/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515" calcext:value-type="float">
            <text:p>0.515</text:p>
          </table:table-cell>
          <table:table-cell office:value-type="float" office:value="4.223" calcext:value-type="float">
            <text:p>4.223</text:p>
          </table:table-cell>
          <table:table-cell/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484" calcext:value-type="float">
            <text:p>0.484</text:p>
          </table:table-cell>
          <table:table-cell office:value-type="float" office:value="4.226" calcext:value-type="float">
            <text:p>4.226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8" calcext:value-type="float">
            <text:p>0.528</text:p>
          </table:table-cell>
          <table:table-cell office:value-type="float" office:value="4.234" calcext:value-type="float">
            <text:p>4.234</text:p>
          </table:table-cell>
          <table:table-cell/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531" calcext:value-type="float">
            <text:p>0.531</text:p>
          </table:table-cell>
          <table:table-cell office:value-type="float" office:value="4.224" calcext:value-type="float">
            <text:p>4.224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535" calcext:value-type="float">
            <text:p>0.535</text:p>
          </table:table-cell>
          <table:table-cell office:value-type="float" office:value="4.225" calcext:value-type="float">
            <text:p>4.225</text:p>
          </table:table-cell>
          <table:table-cell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5" calcext:value-type="float">
            <text:p>0.5</text:p>
          </table:table-cell>
          <table:table-cell office:value-type="float" office:value="4.241" calcext:value-type="float">
            <text:p>4.241</text:p>
          </table:table-cell>
          <table:table-cell/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5" calcext:value-type="float">
            <text:p>4.285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4" calcext:value-type="float">
            <text:p>4.28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5" calcext:value-type="float">
            <text:p>4.285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416" calcext:value-type="float">
            <text:p>0.416</text:p>
          </table:table-cell>
          <table:table-cell office:value-type="float" office:value="4.271" calcext:value-type="float">
            <text:p>4.271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443" calcext:value-type="float">
            <text:p>0.443</text:p>
          </table:table-cell>
          <table:table-cell office:value-type="float" office:value="4.243" calcext:value-type="float">
            <text:p>4.243</text:p>
          </table:table-cell>
          <table:table-cell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445" calcext:value-type="float">
            <text:p>0.445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96" calcext:value-type="float">
            <text:p>0.296</text:p>
          </table:table-cell>
          <table:table-cell office:value-type="float" office:value="4.256" calcext:value-type="float">
            <text:p>4.25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7" calcext:value-type="float">
            <text:p>0.28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7" calcext:value-type="float">
            <text:p>0.28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7" calcext:value-type="float">
            <text:p>0.28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3" calcext:value-type="float">
            <text:p>4.28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1" calcext:value-type="float">
            <text:p>4.28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5" calcext:value-type="float">
            <text:p>4.285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4" calcext:value-type="float">
            <text:p>4.28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4" calcext:value-type="float">
            <text:p>4.28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4" calcext:value-type="float">
            <text:p>4.28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3" calcext:value-type="float">
            <text:p>4.28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4" calcext:value-type="float">
            <text:p>4.28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</table:table>
      <table:table table:name="BULK" table:style-name="ta1">
        <table:shapes>
          <draw:frame draw:z-index="0" draw:style-name="gr1" draw:text-style-name="P1" svg:width="6.2988in" svg:height="3.5429in" svg:x="6.3854in" svg:y="17.6394in">
            <draw:object draw:notify-on-update-of-ranges="BULK.A100:BULK.A1000 BULK.B100:BULK.B1000 BULK.C100:BULK.C10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CSV</text:p>
          </table:table-cell>
          <table:table-cell office:value-type="string" calcext:value-type="string">
            <text:p><text:s/>generated by libsigrok 0.3.0 on Thu Jan <text:s/>1 00:25:25 19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hannels (3/3): P1_ENRG_PWR</text:p>
          </table:table-cell>
          <table:table-cell office:value-type="string" calcext:value-type="string">
            <text:p><text:s/>P1_ENRG_CURR</text:p>
          </table:table-cell>
          <table:table-cell office:value-type="string" calcext:value-type="string">
            <text:p><text:s/>P1_ENRG_VOL</text:p>
          </table:table-cell>
        </table:table-row>
        <table:table-row table:style-name="ro1">
          <table:table-cell/>
          <table:table-cell office:value-type="string" calcext:value-type="string">
            <text:p><text:s/>Samplerate: 500 Hz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72" calcext:value-type="float">
            <text:p>0.272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137" calcext:value-type="float">
            <text:p>0.137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137" calcext:value-type="float">
            <text:p>0.137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137" calcext:value-type="float">
            <text:p>0.137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4" calcext:value-type="float">
            <text:p>4.35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4" calcext:value-type="float">
            <text:p>4.35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4" calcext:value-type="float">
            <text:p>4.35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4" calcext:value-type="float">
            <text:p>4.35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8" calcext:value-type="float">
            <text:p>4.3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8" calcext:value-type="float">
            <text:p>0.208</text:p>
          </table:table-cell>
          <table:table-cell office:value-type="float" office:value="4.355" calcext:value-type="float">
            <text:p>4.35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9" calcext:value-type="float">
            <text:p>0.269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62" calcext:value-type="float">
            <text:p>0.262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62" calcext:value-type="float">
            <text:p>0.262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62" calcext:value-type="float">
            <text:p>0.262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62" calcext:value-type="float">
            <text:p>0.262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6" calcext:value-type="float">
            <text:p>4.27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6" calcext:value-type="float">
            <text:p>4.27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6" calcext:value-type="float">
            <text:p>4.27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6" calcext:value-type="float">
            <text:p>4.27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38" calcext:value-type="float">
            <text:p>0.33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8" calcext:value-type="float">
            <text:p>0.33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8" calcext:value-type="float">
            <text:p>0.33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8" calcext:value-type="float">
            <text:p>0.33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8" calcext:value-type="float">
            <text:p>0.33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6" calcext:value-type="float">
            <text:p>0.326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3" calcext:value-type="float">
            <text:p>0.323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8" calcext:value-type="float">
            <text:p>0.32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3" calcext:value-type="float">
            <text:p>0.363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3" calcext:value-type="float">
            <text:p>0.363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3" calcext:value-type="float">
            <text:p>0.363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3" calcext:value-type="float">
            <text:p>0.363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6" calcext:value-type="float">
            <text:p>0.366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6" calcext:value-type="float">
            <text:p>0.366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6" calcext:value-type="float">
            <text:p>0.366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6" calcext:value-type="float">
            <text:p>0.366</text:p>
          </table:table-cell>
          <table:table-cell office:value-type="float" office:value="4.273" calcext:value-type="float">
            <text:p>4.273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68" calcext:value-type="float">
            <text:p>4.268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65" calcext:value-type="float">
            <text:p>0.365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5" calcext:value-type="float">
            <text:p>0.365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5" calcext:value-type="float">
            <text:p>0.365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5" calcext:value-type="float">
            <text:p>0.365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5" calcext:value-type="float">
            <text:p>0.365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2" calcext:value-type="float">
            <text:p>0.352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4" calcext:value-type="float">
            <text:p>0.354</text:p>
          </table:table-cell>
          <table:table-cell office:value-type="float" office:value="4.266" calcext:value-type="float">
            <text:p>4.266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4" calcext:value-type="float">
            <text:p>0.354</text:p>
          </table:table-cell>
          <table:table-cell office:value-type="float" office:value="4.266" calcext:value-type="float">
            <text:p>4.266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4" calcext:value-type="float">
            <text:p>0.354</text:p>
          </table:table-cell>
          <table:table-cell office:value-type="float" office:value="4.266" calcext:value-type="float">
            <text:p>4.266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354" calcext:value-type="float">
            <text:p>0.354</text:p>
          </table:table-cell>
          <table:table-cell office:value-type="float" office:value="4.266" calcext:value-type="float">
            <text:p>4.266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5" calcext:value-type="float">
            <text:p>0.375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5" calcext:value-type="float">
            <text:p>0.375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5" calcext:value-type="float">
            <text:p>0.375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5" calcext:value-type="float">
            <text:p>0.375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88" calcext:value-type="float">
            <text:p>0.38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88" calcext:value-type="float">
            <text:p>0.38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88" calcext:value-type="float">
            <text:p>0.38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88" calcext:value-type="float">
            <text:p>0.38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88" calcext:value-type="float">
            <text:p>0.388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3" calcext:value-type="float">
            <text:p>0.333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3" calcext:value-type="float">
            <text:p>0.333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3" calcext:value-type="float">
            <text:p>0.333</text:p>
          </table:table-cell>
          <table:table-cell office:value-type="float" office:value="4.279" calcext:value-type="float">
            <text:p>4.279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6" calcext:value-type="float">
            <text:p>0.33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6" calcext:value-type="float">
            <text:p>0.33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6" calcext:value-type="float">
            <text:p>0.33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6" calcext:value-type="float">
            <text:p>0.336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4" calcext:value-type="float">
            <text:p>0.334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4" calcext:value-type="float">
            <text:p>0.334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4" calcext:value-type="float">
            <text:p>0.334</text:p>
          </table:table-cell>
          <table:table-cell office:value-type="float" office:value="4.278" calcext:value-type="float">
            <text:p>4.278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334" calcext:value-type="float">
            <text:p>0.334</text:p>
          </table:table-cell>
          <table:table-cell office:value-type="float" office:value="4.244" calcext:value-type="float">
            <text:p>4.244</text:p>
          </table:table-cell>
          <table:table-cell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446" calcext:value-type="float">
            <text:p>0.446</text:p>
          </table:table-cell>
          <table:table-cell office:value-type="float" office:value="4.244" calcext:value-type="float">
            <text:p>4.244</text:p>
          </table:table-cell>
          <table:table-cell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446" calcext:value-type="float">
            <text:p>0.446</text:p>
          </table:table-cell>
          <table:table-cell office:value-type="float" office:value="4.244" calcext:value-type="float">
            <text:p>4.244</text:p>
          </table:table-cell>
          <table:table-cell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446" calcext:value-type="float">
            <text:p>0.446</text:p>
          </table:table-cell>
          <table:table-cell office:value-type="float" office:value="4.244" calcext:value-type="float">
            <text:p>4.244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586" calcext:value-type="float">
            <text:p>0.586</text:p>
          </table:table-cell>
          <table:table-cell office:value-type="float" office:value="4.225" calcext:value-type="float">
            <text:p>4.225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586" calcext:value-type="float">
            <text:p>0.586</text:p>
          </table:table-cell>
          <table:table-cell office:value-type="float" office:value="4.225" calcext:value-type="float">
            <text:p>4.225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586" calcext:value-type="float">
            <text:p>0.586</text:p>
          </table:table-cell>
          <table:table-cell office:value-type="float" office:value="4.225" calcext:value-type="float">
            <text:p>4.225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586" calcext:value-type="float">
            <text:p>0.586</text:p>
          </table:table-cell>
          <table:table-cell office:value-type="float" office:value="4.225" calcext:value-type="float">
            <text:p>4.225</text:p>
          </table:table-cell>
          <table:table-cell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501" calcext:value-type="float">
            <text:p>0.501</text:p>
          </table:table-cell>
          <table:table-cell office:value-type="float" office:value="4.216" calcext:value-type="float">
            <text:p>4.216</text:p>
          </table:table-cell>
          <table:table-cell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501" calcext:value-type="float">
            <text:p>0.501</text:p>
          </table:table-cell>
          <table:table-cell office:value-type="float" office:value="4.216" calcext:value-type="float">
            <text:p>4.216</text:p>
          </table:table-cell>
          <table:table-cell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501" calcext:value-type="float">
            <text:p>0.501</text:p>
          </table:table-cell>
          <table:table-cell office:value-type="float" office:value="4.216" calcext:value-type="float">
            <text:p>4.216</text:p>
          </table:table-cell>
          <table:table-cell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501" calcext:value-type="float">
            <text:p>0.501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514" calcext:value-type="float">
            <text:p>0.514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514" calcext:value-type="float">
            <text:p>0.514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514" calcext:value-type="float">
            <text:p>0.514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573" calcext:value-type="float">
            <text:p>0.573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573" calcext:value-type="float">
            <text:p>0.573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573" calcext:value-type="float">
            <text:p>0.573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573" calcext:value-type="float">
            <text:p>0.573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" calcext:value-type="float">
            <text:p>0.52</text:p>
          </table:table-cell>
          <table:table-cell office:value-type="float" office:value="4.228" calcext:value-type="float">
            <text:p>4.228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" calcext:value-type="float">
            <text:p>0.52</text:p>
          </table:table-cell>
          <table:table-cell office:value-type="float" office:value="4.228" calcext:value-type="float">
            <text:p>4.228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" calcext:value-type="float">
            <text:p>0.52</text:p>
          </table:table-cell>
          <table:table-cell office:value-type="float" office:value="4.228" calcext:value-type="float">
            <text:p>4.228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" calcext:value-type="float">
            <text:p>0.52</text:p>
          </table:table-cell>
          <table:table-cell office:value-type="float" office:value="4.228" calcext:value-type="float">
            <text:p>4.228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6" calcext:value-type="float">
            <text:p>0.536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6" calcext:value-type="float">
            <text:p>0.536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6" calcext:value-type="float">
            <text:p>0.536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22" calcext:value-type="float">
            <text:p>0.522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2" calcext:value-type="float">
            <text:p>0.522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2" calcext:value-type="float">
            <text:p>0.522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22" calcext:value-type="float">
            <text:p>0.522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8" calcext:value-type="float">
            <text:p>0.538</text:p>
          </table:table-cell>
          <table:table-cell office:value-type="float" office:value="4.221" calcext:value-type="float">
            <text:p>4.221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8" calcext:value-type="float">
            <text:p>0.538</text:p>
          </table:table-cell>
          <table:table-cell office:value-type="float" office:value="4.221" calcext:value-type="float">
            <text:p>4.221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8" calcext:value-type="float">
            <text:p>0.538</text:p>
          </table:table-cell>
          <table:table-cell office:value-type="float" office:value="4.221" calcext:value-type="float">
            <text:p>4.221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538" calcext:value-type="float">
            <text:p>0.538</text:p>
          </table:table-cell>
          <table:table-cell office:value-type="float" office:value="4.221" calcext:value-type="float">
            <text:p>4.221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484" calcext:value-type="float">
            <text:p>0.484</text:p>
          </table:table-cell>
          <table:table-cell office:value-type="float" office:value="4.238" calcext:value-type="float">
            <text:p>4.238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484" calcext:value-type="float">
            <text:p>0.484</text:p>
          </table:table-cell>
          <table:table-cell office:value-type="float" office:value="4.238" calcext:value-type="float">
            <text:p>4.238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484" calcext:value-type="float">
            <text:p>0.484</text:p>
          </table:table-cell>
          <table:table-cell office:value-type="float" office:value="4.238" calcext:value-type="float">
            <text:p>4.238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484" calcext:value-type="float">
            <text:p>0.484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444" calcext:value-type="float">
            <text:p>0.444</text:p>
          </table:table-cell>
          <table:table-cell office:value-type="float" office:value="4.24" calcext:value-type="float">
            <text:p>4.24</text:p>
          </table:table-cell>
          <table:table-cell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444" calcext:value-type="float">
            <text:p>0.444</text:p>
          </table:table-cell>
          <table:table-cell office:value-type="float" office:value="4.24" calcext:value-type="float">
            <text:p>4.2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17" calcext:value-type="float">
            <text:p>0.31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17" calcext:value-type="float">
            <text:p>0.31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17" calcext:value-type="float">
            <text:p>0.31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17" calcext:value-type="float">
            <text:p>0.31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5" calcext:value-type="float">
            <text:p>4.285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5" calcext:value-type="float">
            <text:p>4.285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5" calcext:value-type="float">
            <text:p>4.285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5" calcext:value-type="float">
            <text:p>4.285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6" calcext:value-type="float">
            <text:p>4.286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9" calcext:value-type="float">
            <text:p>4.28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86" calcext:value-type="float">
            <text:p>0.286</text:p>
          </table:table-cell>
          <table:table-cell office:value-type="float" office:value="4.288" calcext:value-type="float">
            <text:p>4.28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1" calcext:value-type="float">
            <text:p>4.29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3" calcext:value-type="float">
            <text:p>4.29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9" calcext:value-type="float">
            <text:p>4.29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4" calcext:value-type="float">
            <text:p>4.29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5" calcext:value-type="float">
            <text:p>4.2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8" calcext:value-type="float">
            <text:p>4.29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8" calcext:value-type="float">
            <text:p>0.268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67" calcext:value-type="float">
            <text:p>0.267</text:p>
          </table:table-cell>
          <table:table-cell office:value-type="float" office:value="4.296" calcext:value-type="float">
            <text:p>4.2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14:56:54.503632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26T15:21:13.575247139</dc:date>
    <meta:editing-duration>PT42M45S</meta:editing-duration>
    <meta:editing-cycles>5</meta:editing-cycles>
    <meta:document-statistic meta:table-count="2" meta:cell-count="120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REGMAP.A146:REGMAP.C846" svg:x="0.32cm" svg:y="0.18cm" svg:width="12.508cm" svg:height="8.64cm">
          <chartooo:coordinate-region svg:x="1.047cm" svg:y="0.379cm" svg:width="11.78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GMAP.A146:REGMAP.A846" chart:class="chart:line">
            <chart:data-point chart:repeated="701"/>
          </chart:series>
          <chart:series chart:style-name="ch7" chart:values-cell-range-address="REGMAP.B146:REGMAP.B846" chart:class="chart:line">
            <chart:data-point chart:repeated="701"/>
          </chart:series>
          <chart:series chart:style-name="ch8" chart:values-cell-range-address="REGMAP.C146:REGMAP.C846" chart:class="chart:line">
            <chart:data-point chart:repeated="7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GMAP.A146:REGMAP.A846</svg:desc>
                </draw:g>
              </table:table-cell>
              <table:table-cell office:value-type="float" office:value="0">
                <text:p>0</text:p>
                <draw:g>
                  <svg:desc>REGMAP.B146:REGMAP.B846</svg:desc>
                </draw:g>
              </table:table-cell>
              <table:table-cell office:value-type="float" office:value="0">
                <text:p>0</text:p>
                <draw:g>
                  <svg:desc>REGMAP.C146:REGMAP.C8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">
                <text:p>0.05</text:p>
              </table:table-cell>
              <table:table-cell office:value-type="float" office:value="0.165">
                <text:p>0.165</text:p>
              </table:table-cell>
              <table:table-cell office:value-type="float" office:value="4.161">
                <text:p>4.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25">
                <text:p>0.725</text:p>
              </table:table-cell>
              <table:table-cell office:value-type="float" office:value="0.226">
                <text:p>0.226</text:p>
              </table:table-cell>
              <table:table-cell office:value-type="float" office:value="4.341">
                <text:p>4.3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">
                <text:p>1.3</text:p>
              </table:table-cell>
              <table:table-cell office:value-type="float" office:value="0.298">
                <text:p>0.298</text:p>
              </table:table-cell>
              <table:table-cell office:value-type="float" office:value="4.345">
                <text:p>4.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0.209">
                <text:p>0.209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">
                <text:p>0.9</text:p>
              </table:table-cell>
              <table:table-cell office:value-type="float" office:value="0.209">
                <text:p>0.209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">
                <text:p>0.9</text:p>
              </table:table-cell>
              <table:table-cell office:value-type="float" office:value="0.209">
                <text:p>0.209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">
                <text:p>0.9</text:p>
              </table:table-cell>
              <table:table-cell office:value-type="float" office:value="0.209">
                <text:p>0.209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0.209">
                <text:p>0.209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14">
                <text:p>4.3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25">
                <text:p>1.425</text:p>
              </table:table-cell>
              <table:table-cell office:value-type="float" office:value="0.397">
                <text:p>0.397</text:p>
              </table:table-cell>
              <table:table-cell office:value-type="float" office:value="4.248">
                <text:p>4.2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25">
                <text:p>1.225</text:p>
              </table:table-cell>
              <table:table-cell office:value-type="float" office:value="0.289">
                <text:p>0.289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25">
                <text:p>1.525</text:p>
              </table:table-cell>
              <table:table-cell office:value-type="float" office:value="0.351">
                <text:p>0.351</text:p>
              </table:table-cell>
              <table:table-cell office:value-type="float" office:value="4.251">
                <text:p>4.2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5">
                <text:p>1.675</text:p>
              </table:table-cell>
              <table:table-cell office:value-type="float" office:value="0.372">
                <text:p>0.372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5">
                <text:p>1.55</text:p>
              </table:table-cell>
              <table:table-cell office:value-type="float" office:value="0.36">
                <text:p>0.36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5">
                <text:p>1.15</text:p>
              </table:table-cell>
              <table:table-cell office:value-type="float" office:value="0.37">
                <text:p>0.37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25">
                <text:p>1.425</text:p>
              </table:table-cell>
              <table:table-cell office:value-type="float" office:value="0.32">
                <text:p>0.32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6">
                <text:p>1.6</text:p>
              </table:table-cell>
              <table:table-cell office:value-type="float" office:value="0.331">
                <text:p>0.331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4">
                <text:p>1.4</text:p>
              </table:table-cell>
              <table:table-cell office:value-type="float" office:value="0.325">
                <text:p>0.325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">
                <text:p>1.4</text:p>
              </table:table-cell>
              <table:table-cell office:value-type="float" office:value="0.327">
                <text:p>0.327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4">
                <text:p>1.4</text:p>
              </table:table-cell>
              <table:table-cell office:value-type="float" office:value="0.325">
                <text:p>0.325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">
                <text:p>1.4</text:p>
              </table:table-cell>
              <table:table-cell office:value-type="float" office:value="0.325">
                <text:p>0.32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3">
                <text:p>1.3</text:p>
              </table:table-cell>
              <table:table-cell office:value-type="float" office:value="0.308">
                <text:p>0.308</text:p>
              </table:table-cell>
              <table:table-cell office:value-type="float" office:value="4.274">
                <text:p>4.2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25">
                <text:p>1.525</text:p>
              </table:table-cell>
              <table:table-cell office:value-type="float" office:value="0.317">
                <text:p>0.317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4">
                <text:p>1.4</text:p>
              </table:table-cell>
              <table:table-cell office:value-type="float" office:value="0.327">
                <text:p>0.327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">
                <text:p>1.4</text:p>
              </table:table-cell>
              <table:table-cell office:value-type="float" office:value="0.324">
                <text:p>0.324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4">
                <text:p>1.4</text:p>
              </table:table-cell>
              <table:table-cell office:value-type="float" office:value="0.325">
                <text:p>0.32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">
                <text:p>1.4</text:p>
              </table:table-cell>
              <table:table-cell office:value-type="float" office:value="0.324">
                <text:p>0.324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">
                <text:p>1.4</text:p>
              </table:table-cell>
              <table:table-cell office:value-type="float" office:value="0.327">
                <text:p>0.327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">
                <text:p>1.4</text:p>
              </table:table-cell>
              <table:table-cell office:value-type="float" office:value="0.324">
                <text:p>0.32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4">
                <text:p>1.4</text:p>
              </table:table-cell>
              <table:table-cell office:value-type="float" office:value="0.324">
                <text:p>0.32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4">
                <text:p>1.4</text:p>
              </table:table-cell>
              <table:table-cell office:value-type="float" office:value="0.324">
                <text:p>0.32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">
                <text:p>1.4</text:p>
              </table:table-cell>
              <table:table-cell office:value-type="float" office:value="0.327">
                <text:p>0.327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4">
                <text:p>1.4</text:p>
              </table:table-cell>
              <table:table-cell office:value-type="float" office:value="0.324">
                <text:p>0.32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75">
                <text:p>1.475</text:p>
              </table:table-cell>
              <table:table-cell office:value-type="float" office:value="0.342">
                <text:p>0.342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">
                <text:p>1.3</text:p>
              </table:table-cell>
              <table:table-cell office:value-type="float" office:value="0.361">
                <text:p>0.361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5">
                <text:p>1.65</text:p>
              </table:table-cell>
              <table:table-cell office:value-type="float" office:value="0.346">
                <text:p>0.34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65">
                <text:p>1.65</text:p>
              </table:table-cell>
              <table:table-cell office:value-type="float" office:value="0.384">
                <text:p>0.38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5">
                <text:p>1.55</text:p>
              </table:table-cell>
              <table:table-cell office:value-type="float" office:value="0.358">
                <text:p>0.358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5">
                <text:p>1.55</text:p>
              </table:table-cell>
              <table:table-cell office:value-type="float" office:value="0.367">
                <text:p>0.367</text:p>
              </table:table-cell>
              <table:table-cell office:value-type="float" office:value="4.271">
                <text:p>4.2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">
                <text:p>1.6</text:p>
              </table:table-cell>
              <table:table-cell office:value-type="float" office:value="0.345">
                <text:p>0.345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25">
                <text:p>1.425</text:p>
              </table:table-cell>
              <table:table-cell office:value-type="float" office:value="0.34">
                <text:p>0.34</text:p>
              </table:table-cell>
              <table:table-cell office:value-type="float" office:value="4.271">
                <text:p>4.2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475">
                <text:p>1.475</text:p>
              </table:table-cell>
              <table:table-cell office:value-type="float" office:value="0.377">
                <text:p>0.377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5">
                <text:p>1.55</text:p>
              </table:table-cell>
              <table:table-cell office:value-type="float" office:value="0.369">
                <text:p>0.369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9">
                <text:p>4.2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6">
                <text:p>1.6</text:p>
              </table:table-cell>
              <table:table-cell office:value-type="float" office:value="0.372">
                <text:p>0.372</text:p>
              </table:table-cell>
              <table:table-cell office:value-type="float" office:value="4.269">
                <text:p>4.2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25">
                <text:p>1.525</text:p>
              </table:table-cell>
              <table:table-cell office:value-type="float" office:value="0.351">
                <text:p>0.351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6">
                <text:p>1.6</text:p>
              </table:table-cell>
              <table:table-cell office:value-type="float" office:value="0.373">
                <text:p>0.373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25">
                <text:p>1.525</text:p>
              </table:table-cell>
              <table:table-cell office:value-type="float" office:value="0.361">
                <text:p>0.361</text:p>
              </table:table-cell>
              <table:table-cell office:value-type="float" office:value="4.269">
                <text:p>4.2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5">
                <text:p>1.55</text:p>
              </table:table-cell>
              <table:table-cell office:value-type="float" office:value="0.361">
                <text:p>0.361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25">
                <text:p>1.525</text:p>
              </table:table-cell>
              <table:table-cell office:value-type="float" office:value="0.363">
                <text:p>0.363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6">
                <text:p>1.6</text:p>
              </table:table-cell>
              <table:table-cell office:value-type="float" office:value="0.379">
                <text:p>0.379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">
                <text:p>1.3</text:p>
              </table:table-cell>
              <table:table-cell office:value-type="float" office:value="0.295">
                <text:p>0.295</text:p>
              </table:table-cell>
              <table:table-cell office:value-type="float" office:value="4.283">
                <text:p>4.2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75">
                <text:p>1.675</text:p>
              </table:table-cell>
              <table:table-cell office:value-type="float" office:value="0.334">
                <text:p>0.334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4">
                <text:p>1.4</text:p>
              </table:table-cell>
              <table:table-cell office:value-type="float" office:value="0.33">
                <text:p>0.33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425">
                <text:p>1.425</text:p>
              </table:table-cell>
              <table:table-cell office:value-type="float" office:value="0.332">
                <text:p>0.332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">
                <text:p>1.4</text:p>
              </table:table-cell>
              <table:table-cell office:value-type="float" office:value="0.332">
                <text:p>0.332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4">
                <text:p>1.4</text:p>
              </table:table-cell>
              <table:table-cell office:value-type="float" office:value="0.329">
                <text:p>0.329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25">
                <text:p>1.425</text:p>
              </table:table-cell>
              <table:table-cell office:value-type="float" office:value="0.332">
                <text:p>0.332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425">
                <text:p>1.425</text:p>
              </table:table-cell>
              <table:table-cell office:value-type="float" office:value="0.332">
                <text:p>0.33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425">
                <text:p>1.425</text:p>
              </table:table-cell>
              <table:table-cell office:value-type="float" office:value="0.33">
                <text:p>0.33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25">
                <text:p>1.425</text:p>
              </table:table-cell>
              <table:table-cell office:value-type="float" office:value="0.332">
                <text:p>0.332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25">
                <text:p>1.425</text:p>
              </table:table-cell>
              <table:table-cell office:value-type="float" office:value="0.33">
                <text:p>0.33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25">
                <text:p>1.425</text:p>
              </table:table-cell>
              <table:table-cell office:value-type="float" office:value="0.332">
                <text:p>0.332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25">
                <text:p>1.425</text:p>
              </table:table-cell>
              <table:table-cell office:value-type="float" office:value="0.335">
                <text:p>0.335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425">
                <text:p>1.425</text:p>
              </table:table-cell>
              <table:table-cell office:value-type="float" office:value="0.337">
                <text:p>0.337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75">
                <text:p>1.475</text:p>
              </table:table-cell>
              <table:table-cell office:value-type="float" office:value="0.35">
                <text:p>0.35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875">
                <text:p>1.875</text:p>
              </table:table-cell>
              <table:table-cell office:value-type="float" office:value="0.446">
                <text:p>0.446</text:p>
              </table:table-cell>
              <table:table-cell office:value-type="float" office:value="4.243">
                <text:p>4.2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6">
                <text:p>1.6</text:p>
              </table:table-cell>
              <table:table-cell office:value-type="float" office:value="0.372">
                <text:p>0.372</text:p>
              </table:table-cell>
              <table:table-cell office:value-type="float" office:value="4.261">
                <text:p>4.2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425">
                <text:p>2.425</text:p>
              </table:table-cell>
              <table:table-cell office:value-type="float" office:value="0.272">
                <text:p>0.272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05">
                <text:p>2.05</text:p>
              </table:table-cell>
              <table:table-cell office:value-type="float" office:value="0.518">
                <text:p>0.518</text:p>
              </table:table-cell>
              <table:table-cell office:value-type="float" office:value="4.199">
                <text:p>4.1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3">
                <text:p>2.3</text:p>
              </table:table-cell>
              <table:table-cell office:value-type="float" office:value="0.548">
                <text:p>0.548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85">
                <text:p>1.85</text:p>
              </table:table-cell>
              <table:table-cell office:value-type="float" office:value="0.477">
                <text:p>0.477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2">
                <text:p>2.2</text:p>
              </table:table-cell>
              <table:table-cell office:value-type="float" office:value="0.523">
                <text:p>0.52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375">
                <text:p>2.375</text:p>
              </table:table-cell>
              <table:table-cell office:value-type="float" office:value="0.529">
                <text:p>0.529</text:p>
              </table:table-cell>
              <table:table-cell office:value-type="float" office:value="4.224">
                <text:p>4.2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25">
                <text:p>2.25</text:p>
              </table:table-cell>
              <table:table-cell office:value-type="float" office:value="0.534">
                <text:p>0.534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425">
                <text:p>2.425</text:p>
              </table:table-cell>
              <table:table-cell office:value-type="float" office:value="0.572">
                <text:p>0.572</text:p>
              </table:table-cell>
              <table:table-cell office:value-type="float" office:value="4.223">
                <text:p>4.2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2">
                <text:p>2.2</text:p>
              </table:table-cell>
              <table:table-cell office:value-type="float" office:value="0.524">
                <text:p>0.524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425">
                <text:p>2.425</text:p>
              </table:table-cell>
              <table:table-cell office:value-type="float" office:value="0.577">
                <text:p>0.577</text:p>
              </table:table-cell>
              <table:table-cell office:value-type="float" office:value="4.229">
                <text:p>4.2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1">
                <text:p>2.1</text:p>
              </table:table-cell>
              <table:table-cell office:value-type="float" office:value="0.53">
                <text:p>0.53</text:p>
              </table:table-cell>
              <table:table-cell office:value-type="float" office:value="4.223">
                <text:p>4.2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2">
                <text:p>2.2</text:p>
              </table:table-cell>
              <table:table-cell office:value-type="float" office:value="0.525">
                <text:p>0.525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25">
                <text:p>2.25</text:p>
              </table:table-cell>
              <table:table-cell office:value-type="float" office:value="0.532">
                <text:p>0.532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1">
                <text:p>2.1</text:p>
              </table:table-cell>
              <table:table-cell office:value-type="float" office:value="0.573">
                <text:p>0.573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1">
                <text:p>2.1</text:p>
              </table:table-cell>
              <table:table-cell office:value-type="float" office:value="0.491">
                <text:p>0.491</text:p>
              </table:table-cell>
              <table:table-cell office:value-type="float" office:value="4.219">
                <text:p>4.2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125">
                <text:p>2.125</text:p>
              </table:table-cell>
              <table:table-cell office:value-type="float" office:value="0.515">
                <text:p>0.51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1">
                <text:p>2.1</text:p>
              </table:table-cell>
              <table:table-cell office:value-type="float" office:value="0.494">
                <text:p>0.494</text:p>
              </table:table-cell>
              <table:table-cell office:value-type="float" office:value="4.209">
                <text:p>4.2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">
                <text:p>2.1</text:p>
              </table:table-cell>
              <table:table-cell office:value-type="float" office:value="0.494">
                <text:p>0.49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2">
                <text:p>2.2</text:p>
              </table:table-cell>
              <table:table-cell office:value-type="float" office:value="0.515">
                <text:p>0.515</text:p>
              </table:table-cell>
              <table:table-cell office:value-type="float" office:value="4.205">
                <text:p>4.2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24">
                <text:p>4.2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175">
                <text:p>2.175</text:p>
              </table:table-cell>
              <table:table-cell office:value-type="float" office:value="0.49">
                <text:p>0.49</text:p>
              </table:table-cell>
              <table:table-cell office:value-type="float" office:value="4.234">
                <text:p>4.2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25">
                <text:p>2.25</text:p>
              </table:table-cell>
              <table:table-cell office:value-type="float" office:value="0.534">
                <text:p>0.534</text:p>
              </table:table-cell>
              <table:table-cell office:value-type="float" office:value="4.229">
                <text:p>4.2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1">
                <text:p>2.1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1">
                <text:p>2.1</text:p>
              </table:table-cell>
              <table:table-cell office:value-type="float" office:value="0.49">
                <text:p>0.49</text:p>
              </table:table-cell>
              <table:table-cell office:value-type="float" office:value="4.219">
                <text:p>4.2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125">
                <text:p>2.125</text:p>
              </table:table-cell>
              <table:table-cell office:value-type="float" office:value="0.499">
                <text:p>0.4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25">
                <text:p>2.25</text:p>
              </table:table-cell>
              <table:table-cell office:value-type="float" office:value="0.519">
                <text:p>0.519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175">
                <text:p>2.175</text:p>
              </table:table-cell>
              <table:table-cell office:value-type="float" office:value="0.515">
                <text:p>0.515</text:p>
              </table:table-cell>
              <table:table-cell office:value-type="float" office:value="4.223">
                <text:p>4.2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175">
                <text:p>2.175</text:p>
              </table:table-cell>
              <table:table-cell office:value-type="float" office:value="0.484">
                <text:p>0.484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2">
                <text:p>2.2</text:p>
              </table:table-cell>
              <table:table-cell office:value-type="float" office:value="0.528">
                <text:p>0.528</text:p>
              </table:table-cell>
              <table:table-cell office:value-type="float" office:value="4.234">
                <text:p>4.2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175">
                <text:p>2.175</text:p>
              </table:table-cell>
              <table:table-cell office:value-type="float" office:value="0.531">
                <text:p>0.531</text:p>
              </table:table-cell>
              <table:table-cell office:value-type="float" office:value="4.224">
                <text:p>4.2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05">
                <text:p>2.05</text:p>
              </table:table-cell>
              <table:table-cell office:value-type="float" office:value="0.535">
                <text:p>0.535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125">
                <text:p>2.125</text:p>
              </table:table-cell>
              <table:table-cell office:value-type="float" office:value="0.5">
                <text:p>0.5</text:p>
              </table:table-cell>
              <table:table-cell office:value-type="float" office:value="4.241">
                <text:p>4.2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675">
                <text:p>1.67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5">
                <text:p>4.2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4">
                <text:p>4.2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5">
                <text:p>4.2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5">
                <text:p>1.75</text:p>
              </table:table-cell>
              <table:table-cell office:value-type="float" office:value="0.416">
                <text:p>0.416</text:p>
              </table:table-cell>
              <table:table-cell office:value-type="float" office:value="4.271">
                <text:p>4.2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75">
                <text:p>1.75</text:p>
              </table:table-cell>
              <table:table-cell office:value-type="float" office:value="0.443">
                <text:p>0.443</text:p>
              </table:table-cell>
              <table:table-cell office:value-type="float" office:value="4.243">
                <text:p>4.2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75">
                <text:p>1.875</text:p>
              </table:table-cell>
              <table:table-cell office:value-type="float" office:value="0.445">
                <text:p>0.445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25">
                <text:p>1.225</text:p>
              </table:table-cell>
              <table:table-cell office:value-type="float" office:value="0.296">
                <text:p>0.296</text:p>
              </table:table-cell>
              <table:table-cell office:value-type="float" office:value="4.256">
                <text:p>4.2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BULK.A100:BULK.C1000" svg:x="0.32cm" svg:y="0.18cm" svg:width="12.508cm" svg:height="8.64cm">
          <chartooo:coordinate-region svg:x="1.047cm" svg:y="0.379cm" svg:width="11.78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LK.A100:BULK.A1000" chart:class="chart:line">
            <chart:data-point chart:repeated="901"/>
          </chart:series>
          <chart:series chart:style-name="ch7" chart:values-cell-range-address="BULK.B100:BULK.B1000" chart:class="chart:line">
            <chart:data-point chart:repeated="901"/>
          </chart:series>
          <chart:series chart:style-name="ch8" chart:values-cell-range-address="BULK.C100:BULK.C1000" chart:class="chart:line">
            <chart:data-point chart:repeated="9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BULK.A100:BULK.A1000</svg:desc>
                </draw:g>
              </table:table-cell>
              <table:table-cell office:value-type="float" office:value="0.272">
                <text:p>0.272</text:p>
                <draw:g>
                  <svg:desc>BULK.B100:BULK.B1000</svg:desc>
                </draw:g>
              </table:table-cell>
              <table:table-cell office:value-type="float" office:value="4.296">
                <text:p>4.296</text:p>
                <draw:g>
                  <svg:desc>BULK.C100:BULK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5">
                <text:p>1.15</text:p>
              </table:table-cell>
              <table:table-cell office:value-type="float" office:value="0.272">
                <text:p>0.272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5">
                <text:p>1.15</text:p>
              </table:table-cell>
              <table:table-cell office:value-type="float" office:value="0.272">
                <text:p>0.272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5">
                <text:p>1.15</text:p>
              </table:table-cell>
              <table:table-cell office:value-type="float" office:value="0.272">
                <text:p>0.272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5">
                <text:p>1.15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">
                <text:p>1.2</text:p>
              </table:table-cell>
              <table:table-cell office:value-type="float" office:value="0.272">
                <text:p>0.272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75">
                <text:p>0.575</text:p>
              </table:table-cell>
              <table:table-cell office:value-type="float" office:value="0.137">
                <text:p>0.13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75">
                <text:p>0.575</text:p>
              </table:table-cell>
              <table:table-cell office:value-type="float" office:value="0.137">
                <text:p>0.13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5">
                <text:p>0.575</text:p>
              </table:table-cell>
              <table:table-cell office:value-type="float" office:value="0.137">
                <text:p>0.13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">
                <text:p>1.1</text:p>
              </table:table-cell>
              <table:table-cell office:value-type="float" office:value="0.262">
                <text:p>0.2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">
                <text:p>1.1</text:p>
              </table:table-cell>
              <table:table-cell office:value-type="float" office:value="0.262">
                <text:p>0.2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1">
                <text:p>1.1</text:p>
              </table:table-cell>
              <table:table-cell office:value-type="float" office:value="0.262">
                <text:p>0.2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">
                <text:p>1.1</text:p>
              </table:table-cell>
              <table:table-cell office:value-type="float" office:value="0.262">
                <text:p>0.2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4">
                <text:p>1.4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425">
                <text:p>1.425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425">
                <text:p>1.425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425">
                <text:p>1.425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425">
                <text:p>1.425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55">
                <text:p>1.55</text:p>
              </table:table-cell>
              <table:table-cell office:value-type="float" office:value="0.366">
                <text:p>0.36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5">
                <text:p>1.55</text:p>
              </table:table-cell>
              <table:table-cell office:value-type="float" office:value="0.366">
                <text:p>0.36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55">
                <text:p>1.55</text:p>
              </table:table-cell>
              <table:table-cell office:value-type="float" office:value="0.366">
                <text:p>0.36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55">
                <text:p>1.55</text:p>
              </table:table-cell>
              <table:table-cell office:value-type="float" office:value="0.366">
                <text:p>0.36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25">
                <text:p>1.52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5">
                <text:p>1.5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55">
                <text:p>1.5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55">
                <text:p>1.5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55">
                <text:p>1.5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525">
                <text:p>1.525</text:p>
              </table:table-cell>
              <table:table-cell office:value-type="float" office:value="0.354">
                <text:p>0.35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525">
                <text:p>1.525</text:p>
              </table:table-cell>
              <table:table-cell office:value-type="float" office:value="0.354">
                <text:p>0.35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25">
                <text:p>1.525</text:p>
              </table:table-cell>
              <table:table-cell office:value-type="float" office:value="0.354">
                <text:p>0.35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25">
                <text:p>1.525</text:p>
              </table:table-cell>
              <table:table-cell office:value-type="float" office:value="0.354">
                <text:p>0.35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425">
                <text:p>1.425</text:p>
              </table:table-cell>
              <table:table-cell office:value-type="float" office:value="0.333">
                <text:p>0.333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425">
                <text:p>1.425</text:p>
              </table:table-cell>
              <table:table-cell office:value-type="float" office:value="0.333">
                <text:p>0.333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425">
                <text:p>1.425</text:p>
              </table:table-cell>
              <table:table-cell office:value-type="float" office:value="0.333">
                <text:p>0.333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875">
                <text:p>1.875</text:p>
              </table:table-cell>
              <table:table-cell office:value-type="float" office:value="0.446">
                <text:p>0.446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875">
                <text:p>1.875</text:p>
              </table:table-cell>
              <table:table-cell office:value-type="float" office:value="0.446">
                <text:p>0.446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875">
                <text:p>1.875</text:p>
              </table:table-cell>
              <table:table-cell office:value-type="float" office:value="0.446">
                <text:p>0.446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45">
                <text:p>2.45</text:p>
              </table:table-cell>
              <table:table-cell office:value-type="float" office:value="0.586">
                <text:p>0.586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45">
                <text:p>2.45</text:p>
              </table:table-cell>
              <table:table-cell office:value-type="float" office:value="0.586">
                <text:p>0.586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45">
                <text:p>2.45</text:p>
              </table:table-cell>
              <table:table-cell office:value-type="float" office:value="0.586">
                <text:p>0.586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45">
                <text:p>2.45</text:p>
              </table:table-cell>
              <table:table-cell office:value-type="float" office:value="0.586">
                <text:p>0.586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25">
                <text:p>2.125</text:p>
              </table:table-cell>
              <table:table-cell office:value-type="float" office:value="0.501">
                <text:p>0.501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25">
                <text:p>2.125</text:p>
              </table:table-cell>
              <table:table-cell office:value-type="float" office:value="0.501">
                <text:p>0.501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125">
                <text:p>2.125</text:p>
              </table:table-cell>
              <table:table-cell office:value-type="float" office:value="0.501">
                <text:p>0.501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125">
                <text:p>2.125</text:p>
              </table:table-cell>
              <table:table-cell office:value-type="float" office:value="0.501">
                <text:p>0.50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175">
                <text:p>2.175</text:p>
              </table:table-cell>
              <table:table-cell office:value-type="float" office:value="0.514">
                <text:p>0.51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175">
                <text:p>2.175</text:p>
              </table:table-cell>
              <table:table-cell office:value-type="float" office:value="0.514">
                <text:p>0.51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175">
                <text:p>2.175</text:p>
              </table:table-cell>
              <table:table-cell office:value-type="float" office:value="0.514">
                <text:p>0.51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05">
                <text:p>2.05</text:p>
              </table:table-cell>
              <table:table-cell office:value-type="float" office:value="0.573">
                <text:p>0.5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05">
                <text:p>2.05</text:p>
              </table:table-cell>
              <table:table-cell office:value-type="float" office:value="0.573">
                <text:p>0.5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05">
                <text:p>2.05</text:p>
              </table:table-cell>
              <table:table-cell office:value-type="float" office:value="0.573">
                <text:p>0.5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05">
                <text:p>2.05</text:p>
              </table:table-cell>
              <table:table-cell office:value-type="float" office:value="0.573">
                <text:p>0.5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25">
                <text:p>2.25</text:p>
              </table:table-cell>
              <table:table-cell office:value-type="float" office:value="0.536">
                <text:p>0.5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25">
                <text:p>2.25</text:p>
              </table:table-cell>
              <table:table-cell office:value-type="float" office:value="0.536">
                <text:p>0.5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25">
                <text:p>2.25</text:p>
              </table:table-cell>
              <table:table-cell office:value-type="float" office:value="0.536">
                <text:p>0.5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25">
                <text:p>2.25</text:p>
              </table:table-cell>
              <table:table-cell office:value-type="float" office:value="0.522">
                <text:p>0.5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2">
                <text:p>2.2</text:p>
              </table:table-cell>
              <table:table-cell office:value-type="float" office:value="0.522">
                <text:p>0.5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2">
                <text:p>2.2</text:p>
              </table:table-cell>
              <table:table-cell office:value-type="float" office:value="0.522">
                <text:p>0.5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2">
                <text:p>2.2</text:p>
              </table:table-cell>
              <table:table-cell office:value-type="float" office:value="0.522">
                <text:p>0.5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25">
                <text:p>2.25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25">
                <text:p>2.25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25">
                <text:p>2.25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25">
                <text:p>2.25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38">
                <text:p>4.2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38">
                <text:p>4.2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38">
                <text:p>4.2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875">
                <text:p>1.875</text:p>
              </table:table-cell>
              <table:table-cell office:value-type="float" office:value="0.444">
                <text:p>0.44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875">
                <text:p>1.875</text:p>
              </table:table-cell>
              <table:table-cell office:value-type="float" office:value="0.444">
                <text:p>0.44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35">
                <text:p>1.35</text:p>
              </table:table-cell>
              <table:table-cell office:value-type="float" office:value="0.317">
                <text:p>0.317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35">
                <text:p>1.35</text:p>
              </table:table-cell>
              <table:table-cell office:value-type="float" office:value="0.317">
                <text:p>0.317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35">
                <text:p>1.35</text:p>
              </table:table-cell>
              <table:table-cell office:value-type="float" office:value="0.317">
                <text:p>0.317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35">
                <text:p>1.35</text:p>
              </table:table-cell>
              <table:table-cell office:value-type="float" office:value="0.317">
                <text:p>0.317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BULK.A272:BULK.C972" svg:x="0.32cm" svg:y="0.18cm" svg:width="12.508cm" svg:height="8.64cm">
          <chartooo:coordinate-region svg:x="1.047cm" svg:y="0.379cm" svg:width="11.78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LK.A272:BULK.A972" chart:class="chart:line">
            <chart:data-point chart:repeated="701"/>
          </chart:series>
          <chart:series chart:style-name="ch7" chart:values-cell-range-address="BULK.B272:BULK.B972" chart:class="chart:line">
            <chart:data-point chart:repeated="701"/>
          </chart:series>
          <chart:series chart:style-name="ch8" chart:values-cell-range-address="BULK.C272:BULK.C972" chart:class="chart:line">
            <chart:data-point chart:repeated="7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.A272:BULK.A972</svg:desc>
                </draw:g>
              </table:table-cell>
              <table:table-cell office:value-type="float" office:value="0">
                <text:p>0</text:p>
                <draw:g>
                  <svg:desc>BULK.B272:BULK.B972</svg:desc>
                </draw:g>
              </table:table-cell>
              <table:table-cell office:value-type="float" office:value="0">
                <text:p>0</text:p>
                <draw:g>
                  <svg:desc>BULK.C272:BULK.C9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75">
                <text:p>0.575</text:p>
              </table:table-cell>
              <table:table-cell office:value-type="float" office:value="0.137">
                <text:p>0.13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5">
                <text:p>0.575</text:p>
              </table:table-cell>
              <table:table-cell office:value-type="float" office:value="0.137">
                <text:p>0.13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5">
                <text:p>0.575</text:p>
              </table:table-cell>
              <table:table-cell office:value-type="float" office:value="0.137">
                <text:p>0.13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">
                <text:p>0.9</text:p>
              </table:table-cell>
              <table:table-cell office:value-type="float" office:value="0.208">
                <text:p>0.20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5">
                <text:p>1.15</text:p>
              </table:table-cell>
              <table:table-cell office:value-type="float" office:value="0.27">
                <text:p>0.27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5">
                <text:p>1.15</text:p>
              </table:table-cell>
              <table:table-cell office:value-type="float" office:value="0.269">
                <text:p>0.269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">
                <text:p>1.1</text:p>
              </table:table-cell>
              <table:table-cell office:value-type="float" office:value="0.262">
                <text:p>0.2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">
                <text:p>1.1</text:p>
              </table:table-cell>
              <table:table-cell office:value-type="float" office:value="0.262">
                <text:p>0.2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">
                <text:p>1.1</text:p>
              </table:table-cell>
              <table:table-cell office:value-type="float" office:value="0.262">
                <text:p>0.2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">
                <text:p>1.1</text:p>
              </table:table-cell>
              <table:table-cell office:value-type="float" office:value="0.262">
                <text:p>0.2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4">
                <text:p>1.4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425">
                <text:p>1.425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425">
                <text:p>1.425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25">
                <text:p>1.425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425">
                <text:p>1.425</text:p>
              </table:table-cell>
              <table:table-cell office:value-type="float" office:value="0.338">
                <text:p>0.33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4">
                <text:p>1.4</text:p>
              </table:table-cell>
              <table:table-cell office:value-type="float" office:value="0.326">
                <text:p>0.32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4">
                <text:p>1.4</text:p>
              </table:table-cell>
              <table:table-cell office:value-type="float" office:value="0.323">
                <text:p>0.32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4">
                <text:p>1.4</text:p>
              </table:table-cell>
              <table:table-cell office:value-type="float" office:value="0.328">
                <text:p>0.32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5">
                <text:p>1.55</text:p>
              </table:table-cell>
              <table:table-cell office:value-type="float" office:value="0.363">
                <text:p>0.363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5">
                <text:p>1.55</text:p>
              </table:table-cell>
              <table:table-cell office:value-type="float" office:value="0.366">
                <text:p>0.36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5">
                <text:p>1.55</text:p>
              </table:table-cell>
              <table:table-cell office:value-type="float" office:value="0.366">
                <text:p>0.36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5">
                <text:p>1.55</text:p>
              </table:table-cell>
              <table:table-cell office:value-type="float" office:value="0.366">
                <text:p>0.36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5">
                <text:p>1.55</text:p>
              </table:table-cell>
              <table:table-cell office:value-type="float" office:value="0.366">
                <text:p>0.36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25">
                <text:p>1.52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5">
                <text:p>1.5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5">
                <text:p>1.5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5">
                <text:p>1.5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5">
                <text:p>1.55</text:p>
              </table:table-cell>
              <table:table-cell office:value-type="float" office:value="0.365">
                <text:p>0.3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25">
                <text:p>1.525</text:p>
              </table:table-cell>
              <table:table-cell office:value-type="float" office:value="0.352">
                <text:p>0.3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25">
                <text:p>1.525</text:p>
              </table:table-cell>
              <table:table-cell office:value-type="float" office:value="0.354">
                <text:p>0.35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25">
                <text:p>1.525</text:p>
              </table:table-cell>
              <table:table-cell office:value-type="float" office:value="0.354">
                <text:p>0.35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25">
                <text:p>1.525</text:p>
              </table:table-cell>
              <table:table-cell office:value-type="float" office:value="0.354">
                <text:p>0.35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25">
                <text:p>1.525</text:p>
              </table:table-cell>
              <table:table-cell office:value-type="float" office:value="0.354">
                <text:p>0.35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">
                <text:p>1.6</text:p>
              </table:table-cell>
              <table:table-cell office:value-type="float" office:value="0.375">
                <text:p>0.375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5">
                <text:p>1.65</text:p>
              </table:table-cell>
              <table:table-cell office:value-type="float" office:value="0.388">
                <text:p>0.388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425">
                <text:p>1.425</text:p>
              </table:table-cell>
              <table:table-cell office:value-type="float" office:value="0.331">
                <text:p>0.331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25">
                <text:p>1.425</text:p>
              </table:table-cell>
              <table:table-cell office:value-type="float" office:value="0.333">
                <text:p>0.333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425">
                <text:p>1.425</text:p>
              </table:table-cell>
              <table:table-cell office:value-type="float" office:value="0.333">
                <text:p>0.333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25">
                <text:p>1.425</text:p>
              </table:table-cell>
              <table:table-cell office:value-type="float" office:value="0.333">
                <text:p>0.333</text:p>
              </table:table-cell>
              <table:table-cell office:value-type="float" office:value="4.279">
                <text:p>4.2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425">
                <text:p>1.425</text:p>
              </table:table-cell>
              <table:table-cell office:value-type="float" office:value="0.336">
                <text:p>0.336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425">
                <text:p>1.425</text:p>
              </table:table-cell>
              <table:table-cell office:value-type="float" office:value="0.334">
                <text:p>0.334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75">
                <text:p>1.875</text:p>
              </table:table-cell>
              <table:table-cell office:value-type="float" office:value="0.446">
                <text:p>0.446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75">
                <text:p>1.875</text:p>
              </table:table-cell>
              <table:table-cell office:value-type="float" office:value="0.446">
                <text:p>0.446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75">
                <text:p>1.875</text:p>
              </table:table-cell>
              <table:table-cell office:value-type="float" office:value="0.446">
                <text:p>0.446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45">
                <text:p>2.45</text:p>
              </table:table-cell>
              <table:table-cell office:value-type="float" office:value="0.586">
                <text:p>0.586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45">
                <text:p>2.45</text:p>
              </table:table-cell>
              <table:table-cell office:value-type="float" office:value="0.586">
                <text:p>0.586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45">
                <text:p>2.45</text:p>
              </table:table-cell>
              <table:table-cell office:value-type="float" office:value="0.586">
                <text:p>0.586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45">
                <text:p>2.45</text:p>
              </table:table-cell>
              <table:table-cell office:value-type="float" office:value="0.586">
                <text:p>0.586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125">
                <text:p>2.125</text:p>
              </table:table-cell>
              <table:table-cell office:value-type="float" office:value="0.501">
                <text:p>0.501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125">
                <text:p>2.125</text:p>
              </table:table-cell>
              <table:table-cell office:value-type="float" office:value="0.501">
                <text:p>0.501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125">
                <text:p>2.125</text:p>
              </table:table-cell>
              <table:table-cell office:value-type="float" office:value="0.501">
                <text:p>0.501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125">
                <text:p>2.125</text:p>
              </table:table-cell>
              <table:table-cell office:value-type="float" office:value="0.501">
                <text:p>0.50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175">
                <text:p>2.175</text:p>
              </table:table-cell>
              <table:table-cell office:value-type="float" office:value="0.514">
                <text:p>0.51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175">
                <text:p>2.175</text:p>
              </table:table-cell>
              <table:table-cell office:value-type="float" office:value="0.514">
                <text:p>0.51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75">
                <text:p>2.175</text:p>
              </table:table-cell>
              <table:table-cell office:value-type="float" office:value="0.514">
                <text:p>0.51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05">
                <text:p>2.05</text:p>
              </table:table-cell>
              <table:table-cell office:value-type="float" office:value="0.573">
                <text:p>0.5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05">
                <text:p>2.05</text:p>
              </table:table-cell>
              <table:table-cell office:value-type="float" office:value="0.573">
                <text:p>0.5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05">
                <text:p>2.05</text:p>
              </table:table-cell>
              <table:table-cell office:value-type="float" office:value="0.573">
                <text:p>0.5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05">
                <text:p>2.05</text:p>
              </table:table-cell>
              <table:table-cell office:value-type="float" office:value="0.573">
                <text:p>0.5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25">
                <text:p>2.25</text:p>
              </table:table-cell>
              <table:table-cell office:value-type="float" office:value="0.536">
                <text:p>0.5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25">
                <text:p>2.25</text:p>
              </table:table-cell>
              <table:table-cell office:value-type="float" office:value="0.536">
                <text:p>0.5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25">
                <text:p>2.25</text:p>
              </table:table-cell>
              <table:table-cell office:value-type="float" office:value="0.536">
                <text:p>0.5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25">
                <text:p>2.25</text:p>
              </table:table-cell>
              <table:table-cell office:value-type="float" office:value="0.522">
                <text:p>0.5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2">
                <text:p>2.2</text:p>
              </table:table-cell>
              <table:table-cell office:value-type="float" office:value="0.522">
                <text:p>0.5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2">
                <text:p>2.2</text:p>
              </table:table-cell>
              <table:table-cell office:value-type="float" office:value="0.522">
                <text:p>0.5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2">
                <text:p>2.2</text:p>
              </table:table-cell>
              <table:table-cell office:value-type="float" office:value="0.522">
                <text:p>0.5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25">
                <text:p>2.25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25">
                <text:p>2.25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25">
                <text:p>2.25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25">
                <text:p>2.25</text:p>
              </table:table-cell>
              <table:table-cell office:value-type="float" office:value="0.538">
                <text:p>0.538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38">
                <text:p>4.2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38">
                <text:p>4.2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38">
                <text:p>4.2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05">
                <text:p>2.05</text:p>
              </table:table-cell>
              <table:table-cell office:value-type="float" office:value="0.484">
                <text:p>0.484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875">
                <text:p>1.875</text:p>
              </table:table-cell>
              <table:table-cell office:value-type="float" office:value="0.444">
                <text:p>0.44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875">
                <text:p>1.875</text:p>
              </table:table-cell>
              <table:table-cell office:value-type="float" office:value="0.444">
                <text:p>0.44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35">
                <text:p>1.35</text:p>
              </table:table-cell>
              <table:table-cell office:value-type="float" office:value="0.317">
                <text:p>0.317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35">
                <text:p>1.35</text:p>
              </table:table-cell>
              <table:table-cell office:value-type="float" office:value="0.317">
                <text:p>0.317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35">
                <text:p>1.35</text:p>
              </table:table-cell>
              <table:table-cell office:value-type="float" office:value="0.317">
                <text:p>0.317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35">
                <text:p>1.35</text:p>
              </table:table-cell>
              <table:table-cell office:value-type="float" office:value="0.317">
                <text:p>0.317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225">
                <text:p>1.225</text:p>
              </table:table-cell>
              <table:table-cell office:value-type="float" office:value="0.285">
                <text:p>0.28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225">
                <text:p>1.225</text:p>
              </table:table-cell>
              <table:table-cell office:value-type="float" office:value="0.286">
                <text:p>0.286</text:p>
              </table:table-cell>
              <table:table-cell office:value-type="float" office:value="4.291">
                <text:p>4.2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